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22cm" fo:min-width="5.334cm"/>
    </style:style>
    <style:style style:name="gr2" style:family="graphic" style:parent-style-name="standard">
      <style:graphic-properties draw:textarea-horizontal-align="justify" draw:textarea-vertical-align="middle" draw:auto-grow-height="false" fo:min-height="2.9cm" fo:min-width="7.4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cm" fo:min-width="0.704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1" draw:id="id1" draw:layer="layout" svg:width="6.3cm" svg:height="3.1cm" svg:x="6.9cm" svg:y="1.8cm">
          <text:p text:style-name="P1">1)Escollir:</text:p>
          <text:p text:style-name="P1"><text:s text:c="2"/>a) trucades</text:p>
          <text:p text:style-name="P1"><text:s text:c="2"/>b) missatge SMS</text:p>
          <text:p text:style-name="P1"><text:s text:c="2"/>c)Whats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8.6cm" svg:height="3.4cm" svg:x="2.2cm" svg:y="8.9cm">
          <text:p text:style-name="P1">Escollir:</text:p>
          <text:p text:style-name="P1"><text:s text:c="2"/>a)Seleccionar contacte</text:p>
          <text:p text:style-name="P1"><text:s text:c="2"/>b)Entrar el numer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10.05cm" svg:y1="4.9cm" svg:x2="6.5cm" svg:y2="8.9cm" draw:start-shape="id1" draw:start-glue-point="6" draw:end-shape="id2" draw:end-glue-point="4" svg:d="M10050 4900v2001h-3550v1999" svg:viewBox="0 0 3551 4001">
          <text:p text:style-name="P3"/>
        </draw:connector>
        <draw:connector draw:style-name="gr4" draw:text-style-name="P2" draw:layer="layout" draw:line-skew="0cm -3.799cm" svg:x1="9.9cm" svg:y1="19.1cm" svg:x2="6.9cm" svg:y2="3.35cm" draw:start-shape="id3" draw:start-glue-point="6" draw:end-shape="id1" draw:end-glue-point="5" svg:d="M9900 19100v502h-8600v-16252h5600" svg:viewBox="0 0 8601 16253">
          <text:p/>
        </draw:connector>
        <draw:custom-shape draw:style-name="gr2" draw:text-style-name="P1" xml:id="id3" draw:id="id3" draw:layer="layout" svg:width="8.6cm" svg:height="3.4cm" svg:x="5.6cm" svg:y="15.7cm">
          <text:p text:style-name="P1">1) Entrar numero</text:p>
          <text:p text:style-name="P1">2)Cridar a realitzar trucad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6.5cm" svg:y1="12.3cm" svg:x2="9.9cm" svg:y2="15.7cm" draw:start-shape="id2" draw:start-glue-point="6" draw:end-shape="id3" draw:end-glue-point="4" svg:d="M6500 12300v1701h3400v1699" svg:viewBox="0 0 3401 3401">
          <text:p text:style-name="P3">b</text:p>
        </draw:connector>
        <draw:custom-shape draw:style-name="gr5" draw:text-style-name="P1" xml:id="id4" draw:id="id4" draw:layer="layout" svg:width="1.3cm" svg:height="1.1cm" svg:x="2.2cm" svg:y="16.6cm">
          <text:p text:style-name="P1">..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draw:line-skew="-0.451cm" svg:x1="6.5cm" svg:y1="12.3cm" svg:x2="2.85cm" svg:y2="16.6cm" draw:start-shape="id2" draw:start-glue-point="6" draw:end-shape="id4" draw:end-glue-point="4" svg:d="M6500 12300v1700h-3650v2600" svg:viewBox="0 0 3651 4301">
          <text:p text:style-name="P3">a</text:p>
          <text:p text:style-name="P3"><text:span text:style-name="T1"/></text:p>
          <text:p text:style-name="P3"/>
        </draw:connector>
        <draw:custom-shape draw:style-name="gr5" draw:text-style-name="P1" xml:id="id5" draw:id="id5" draw:layer="layout" svg:width="1.3cm" svg:height="1.1cm" svg:x="12.5cm" svg:y="9.2cm">
          <text:p text:style-name="P1">..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6" draw:id="id6" draw:layer="layout" svg:width="1.3cm" svg:height="1.1cm" svg:x="15.9cm" svg:y="9.2cm">
          <text:p text:style-name="P1">..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draw:line-skew="-0.151cm" svg:x1="10.05cm" svg:y1="4.9cm" svg:x2="13.15cm" svg:y2="9.2cm" draw:start-shape="id1" draw:start-glue-point="6" draw:end-shape="id5" draw:end-glue-point="4" svg:d="M10050 4900v2000h3100v2300" svg:viewBox="0 0 3101 4301">
          <text:p text:style-name="P3"/>
        </draw:connector>
        <draw:connector draw:style-name="gr3" draw:text-style-name="P2" draw:layer="layout" draw:line-skew="-0.151cm" svg:x1="10.05cm" svg:y1="4.9cm" svg:x2="16.55cm" svg:y2="9.2cm" draw:start-shape="id1" draw:start-glue-point="6" draw:end-shape="id6" draw:end-glue-point="4" svg:d="M10050 4900v2000h6500v2300" svg:viewBox="0 0 6501 430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9T14:29:28.078157837</meta:creation-date>
    <dc:date>2015-10-19T14:52:49.529241877</dc:date>
    <meta:editing-duration>PT7M41S</meta:editing-duration>
    <meta:editing-cycles>1</meta:editing-cycles>
    <meta:document-statistic meta:object-count="12"/>
    <meta:generator>LibreOffice/5.0.2.2$Linux_x86 LibreOffice_project/00m0$Build-2</meta:generator>
  </office:meta>
</office:document-meta>
</file>